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3c815"/>
    </style:style>
    <style:style style:name="T4" style:family="text">
      <style:text-properties officeooo:rsid="00853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4">Wrzuć film na tik-toka</text:span></text:p>
      <text:p text:style-name="P3">TASK:<text:span text:style-name="T4">Poszerzanie wiedz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4-02-06T18:39:30.113265680</dc:date>
    <meta:editing-duration>P1DT6H15M48S</meta:editing-duration>
    <meta:editing-cycles>84</meta:editing-cycles>
    <meta:document-statistic meta:table-count="0" meta:image-count="0" meta:object-count="0" meta:page-count="1" meta:paragraph-count="3" meta:word-count="10" meta:character-count="86" meta:non-whitespace-character-count="79"/>
  </office:meta>
</office:document-meta>
</file>